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507in"/>
    </style:style>
    <style:style style:name="Table1.C" style:family="table-column">
      <style:table-column-properties style:column-width="1.3646in"/>
    </style:style>
    <style:style style:name="Table1.D" style:family="table-column">
      <style:table-column-properties style:column-width="1.4271in"/>
    </style:style>
    <style:style style:name="Table1.E"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1">
      <style:text-properties fo:font-size="10pt" fo:font-style="normal" style:font-size-asian="10pt" style:font-style-asian="normal" style:font-size-complex="10pt" style:font-style-complex="normal"/>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font-size="10pt" fo:font-style="normal" style:font-size-asian="10pt" style:font-style-asian="normal" style:font-size-complex="10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pared by Khoa:</text:p>
      <text:p text:style-name="Standard"/>
      <text:p text:style-name="Standard">Task:</text:p>
      <text:p text:style-name="Standard">Trying comparison of trees using Dendropy</text:p>
      <text:p text:style-name="Standard">The following four trees were used for testing</text:p>
      <text:p text:style-name="Standard"/>
      <text:p text:style-name="Standard">tree1 = (<text:span text:style-name="T1">sp2:131.37755</text:span>,sp3:31.88776,(<text:span text:style-name="T1">sp4:25.5102</text:span>,(sp5:16.58163,(sp6:70.15306,(sp16:45.91837,(sp7:53.57143,(sp15:19.13265,(sp11:73.97959,(sp10:62.50000,(sp8:19.13265,(sp9:42.09184,(sp12:11.47959,(sp13:2.55102,(sp14:6.37755,sp1:24.23469):1.27551):6.37755):3.82653):2.55102):6.37755):16.58163):5.10204):8.92857):3.82653):7.65306):3.82653):1.27551):14.03061);</text:p>
      <text:p text:style-name="Standard"/>
      <text:p text:style-name="Standard">tree2 = (<text:span text:style-name="T1">sp4:25.5102</text:span>,sp3:31.88776,(<text:span text:style-name="T1">sp2:131.37755</text:span>,(sp5:16.58163,(sp6:70.15306,</text:p>
      <text:p text:style-name="Standard">(sp16:45.91837,(sp7:53.57143,(sp15:19.13265,(sp11:73.97959,(sp10:62.50000,</text:p>
      <text:p text:style-name="Standard">(sp8:19.13265,(sp9:42.09184,(sp12:11.47959,(sp13:2.55102,(sp14:6.37755,</text:p>
      <text:p text:style-name="Standard">sp1:24.23469):1.27551):6.37755):3.82653):2.55102):6.37755):16.58163):5.10204):8.92857):3.82653):7.65306):3.82653):1.27551):14.03061);</text:p>
      <text:p text:style-name="Standard"/>
      <text:p text:style-name="Standard">tree3 = (<text:span text:style-name="T1">sp2</text:span>,sp3,(<text:span text:style-name="T1">sp4</text:span>,(sp5,(sp6,(sp16,(sp7,(sp15,(sp11,(sp10,(sp8,(sp9,(sp12,(sp13,(sp14,sp1))))))))))))));</text:p>
      <text:p text:style-name="Standard"/>
      <text:p text:style-name="Standard">tree4 =(<text:span text:style-name="T1">sp4</text:span>,sp3,(<text:span text:style-name="T1">sp2</text:span>,(sp5,(sp6,(sp16,(sp7,(sp15,(sp11,(sp10,(sp8,(sp9,(sp12,(sp13,(sp14,sp1))))))))))))));</text:p>
      <text:p text:style-name="Standard"/>
      <text:p text:style-name="Standard">Differences among the trees</text:p>
      <text:list xml:id="list355874935" text:style-name="L2">
        <text:list-item>
          <text:p text:style-name="P2">tree1 and tree2 are weighted tree (tree with edge lengths), tree3 and tree4 are unweighted tree (no edge length)</text:p>
        </text:list-item>
        <text:list-item>
          <text:p text:style-name="P2">tree2 is the same as tree1 except sp2 and sp4 is interchanged (the differences are marked in red color)</text:p>
        </text:list-item>
        <text:list-item>
          <text:p text:style-name="P2">tree3 is the same as tree1 but all edge lengths are removed</text:p>
        </text:list-item>
        <text:list-item>
          <text:p text:style-name="P2">tree4 is the same as tree 3 except sp2 and sp4 is interchanged (the differences are marked in red color)</text:p>
        </text:list-item>
      </text:list>
      <text:p text:style-name="Standard"/>
      <text:p text:style-name="Standard">The folder <text:span text:style-name="T2">MAP/data/2013-12-15</text:span> contains 4 files '<text:span text:style-name="T2">tree1.tree</text:span>', '<text:span text:style-name="T2">tree2.tree</text:span>', '<text:span text:style-name="T2">tree3.tree</text:span>', '<text:span text:style-name="T2">tree4.tree</text:span>' which contains the 4 trees above respectively</text:p>
      <text:p text:style-name="Standard"/>
      <text:p text:style-name="Standard">Step:</text:p>
      <text:list xml:id="list2102286512" text:style-name="L1">
        <text:list-item>
          <text:p text:style-name="P1">Change the working directory to <text:span text:style-name="T2">MAP/data/2013-12-15</text:span> in the terminal and type 'python' to start the python ide</text:p>
        </text:list-item>
        <text:list-item>
          <text:p text:style-name="P1">Run the following command in python ide:</text:p>
          <text:p text:style-name="P5">&gt;&gt;&gt; import dendropy</text:p>
          <text:p text:style-name="P5">&gt;&gt;&gt; tree1 = dendropy.Tree.get_from_path("tree1.tree","newick")</text:p>
          <text:p text:style-name="P5">&gt;&gt;&gt; tree2 = dendropy.Tree.get_from_path("tree2.tree","newick")</text:p>
          <text:p text:style-name="P5">&gt;&gt;&gt; tree3 = dendropy.Tree.get_from_path("tree3.tree","newick")</text:p>
          <text:p text:style-name="P5">&gt;&gt;&gt; tree4 = dendropy.Tree.get_from_path("tree4.tree","newick")</text:p>
          <text:p text:style-name="P5">&gt;&gt;&gt; print tree1</text:p>
          <text:p text:style-name="P5">(sp2:131.37755,sp3:31.88776,(sp4:25.5102,(sp5:16.58163,(sp6:70.15306,(sp16:45.91837,(sp7:53.57143,(sp15:19.13265,(sp11:73.97959,(sp10:62.5,(sp8:19.13265,(sp9:42.09184,(sp12:11.47959,(sp13:2.55102,(sp14:6.37755,sp1:24.23469):1.27551):6.37755):3.82653):2.55102):6.37755):16.58163):5.10204):8.92857):3.82653):7.65306):3.82653):1.27551):14.03061)</text:p>
          <text:p text:style-name="P5"><text:soft-page-break/>&gt;&gt;&gt; print tree3</text:p>
          <text:p text:style-name="P5">(sp2,sp3,(sp4,(sp5,(sp6,(sp16,(sp7,(sp15,(sp11,(sp10,(sp8,(sp9,(sp12,(sp13,(sp14,sp1))))))))))))))</text:p>
          <text:p text:style-name="P5">&gt;&gt;&gt; tree1.symmetric_difference(tree1)</text:p>
          <text:p text:style-name="P1"><text:span text:style-name="T3">0</text:span></text:p>
          <text:p text:style-name="P1">&gt;&gt;&gt; tree1.euclidean_distance(tree2)</text:p>
          <text:p text:style-name="P1">149.7190421824993</text:p>
          <text:p text:style-name="P1"/>
        </text:list-item>
      </text:list>
      <text:p text:style-name="Standard"/>
      <text:p text:style-name="Standard">Summary of result using the tree comparison algorithms (symmetric_difference, euclidean_distance, robinson_foulds_distance) offered by dendropy: the result is presented in a group of three figures showing the results from 3 algorithms respectively where x indicate error when running the particular algorithm</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
          </table:table-cell>
          <table:table-cell table:style-name="Table1.A1" office:value-type="string">
            <text:p text:style-name="Table_20_Contents">Tree1 (weighted)</text:p>
          </table:table-cell>
          <table:table-cell table:style-name="Table1.A1" office:value-type="string">
            <text:p text:style-name="Table_20_Contents">Tree2 (weighted)</text:p>
          </table:table-cell>
          <table:table-cell table:style-name="Table1.A1" office:value-type="string">
            <text:p text:style-name="Table_20_Contents">Tree3 (unweighted)</text:p>
          </table:table-cell>
          <table:table-cell table:style-name="Table1.E1" office:value-type="string">
            <text:p text:style-name="Table_20_Contents">Tree4 (unweighted)</text:p>
          </table:table-cell>
        </table:table-row>
        <table:table-row>
          <table:table-cell table:style-name="Table1.A2" office:value-type="string">
            <text:p text:style-name="Table_20_Contents">Tree1 (weighted)</text:p>
          </table:table-cell>
          <table:table-cell table:style-name="Table1.A2" office:value-type="string">
            <text:p text:style-name="Table_20_Contents">(0,0,0)</text:p>
          </table:table-cell>
          <table:table-cell table:style-name="Table1.A2" office:value-type="string">
            <text:p text:style-name="Table_20_Contents">(2,19,28)</text:p>
          </table:table-cell>
          <table:table-cell table:style-name="Table1.A2" office:value-type="string">
            <text:p text:style-name="Table_20_Contents">(0,<text:span text:style-name="T1">x</text:span>,<text:span text:style-name="T1">x</text:span>)</text:p>
          </table:table-cell>
          <table:table-cell table:style-name="Table1.E2" office:value-type="string">
            <text:p text:style-name="Table_20_Contents">(2,<text:span text:style-name="T1">x</text:span>,<text:span text:style-name="T1">x</text:span>)</text:p>
          </table:table-cell>
        </table:table-row>
        <table:table-row>
          <table:table-cell table:style-name="Table1.A2" office:value-type="string">
            <text:p text:style-name="Table_20_Contents">Tree2 (weighted)</text:p>
          </table:table-cell>
          <table:table-cell table:style-name="Table1.A2" office:value-type="string">
            <text:p text:style-name="Table_20_Contents">(2,19,28)</text:p>
          </table:table-cell>
          <table:table-cell table:style-name="Table1.A2" office:value-type="string">
            <text:p text:style-name="Table_20_Contents">(0,0,0)</text:p>
          </table:table-cell>
          <table:table-cell table:style-name="Table1.A2" office:value-type="string">
            <text:p text:style-name="Table_20_Contents">(2,<text:span text:style-name="T1">x</text:span>,<text:span text:style-name="T1">x</text:span>)</text:p>
          </table:table-cell>
          <table:table-cell table:style-name="Table1.E2" office:value-type="string">
            <text:p text:style-name="Table_20_Contents">(0,<text:span text:style-name="T1">x</text:span>,<text:span text:style-name="T1">x</text:span>)</text:p>
          </table:table-cell>
        </table:table-row>
        <table:table-row>
          <table:table-cell table:style-name="Table1.A2" office:value-type="string">
            <text:p text:style-name="Table_20_Contents">Tree3 (unweighted)</text:p>
          </table:table-cell>
          <table:table-cell table:style-name="Table1.A2" office:value-type="string">
            <text:p text:style-name="Table_20_Contents">(0,<text:span text:style-name="T1">x</text:span>,<text:span text:style-name="T1">x</text:span>)</text:p>
          </table:table-cell>
          <table:table-cell table:style-name="Table1.A2" office:value-type="string">
            <text:p text:style-name="Table_20_Contents">(2,<text:span text:style-name="T1">x</text:span>,<text:span text:style-name="T1">x</text:span>)</text:p>
          </table:table-cell>
          <table:table-cell table:style-name="Table1.A2" office:value-type="string">
            <text:p text:style-name="Table_20_Contents">(0,<text:span text:style-name="T1">x</text:span>,<text:span text:style-name="T1">x</text:span>)</text:p>
          </table:table-cell>
          <table:table-cell table:style-name="Table1.E2" office:value-type="string">
            <text:p text:style-name="Table_20_Contents">(2,<text:span text:style-name="T1">x</text:span>,<text:span text:style-name="T1">x</text:span>)</text:p>
          </table:table-cell>
        </table:table-row>
        <table:table-row>
          <table:table-cell table:style-name="Table1.A2" office:value-type="string">
            <text:p text:style-name="Table_20_Contents">Tree4 (unweighted)</text:p>
          </table:table-cell>
          <table:table-cell table:style-name="Table1.A2" office:value-type="string">
            <text:p text:style-name="Table_20_Contents">(2,<text:span text:style-name="T1">x</text:span>,<text:span text:style-name="T1">x</text:span>)</text:p>
          </table:table-cell>
          <table:table-cell table:style-name="Table1.A2" office:value-type="string">
            <text:p text:style-name="Table_20_Contents">(0,<text:span text:style-name="T1">x</text:span>,<text:span text:style-name="T1">x</text:span>)</text:p>
          </table:table-cell>
          <table:table-cell table:style-name="Table1.A2" office:value-type="string">
            <text:p text:style-name="Table_20_Contents">(2,<text:span text:style-name="T1">x</text:span>,<text:span text:style-name="T1">x</text:span>)</text:p>
          </table:table-cell>
          <table:table-cell table:style-name="Table1.E2" office:value-type="string">
            <text:p text:style-name="Table_20_Contents">(0,<text:span text:style-name="T1">x</text:span>,<text:span text:style-name="T1">x</text:span>)</text:p>
          </table:table-cell>
        </table:table-row>
      </table:table>
      <text:p text:style-name="Standard"/>
      <text:p text:style-name="Standard">Conclusion:</text:p>
      <text:list xml:id="list133190990" text:style-name="L3">
        <text:list-item>
          <text:p text:style-name="P3">using euclidean_distance() or robinson_fould_distance() for unweighted trees or one unweighted tree and one weighted tree gives an error</text:p>
        </text:list-item>
        <text:list-item>
          <text:p text:style-name="P3">symmetric_distance() gives results as expected regardless unweighted or weighted tree</text:p>
        </text:list-item>
      </text:list>
      <text:p text:style-name="Standard"/>
      <text:p text:style-name="Standard">Warning:</text:p>
      <text:list xml:id="list297368657" text:style-name="L4">
        <text:list-item>
          <text:p text:style-name="P4">running this gives incorrect result (both should gives the result as 2)</text:p>
          <text:p text:style-name="P4">&gt;&gt;&gt; tree1.symmetric_difference(tree2)</text:p>
          <text:p text:style-name="P4">2</text:p>
          <text:p text:style-name="P4">&gt;&gt;&gt; tree2.symmetric_difference(tree1)</text:p>
          <text:p text:style-name="P4">0</text:p>
        </text:list-item>
        <text:list-item>
          <text:p text:style-name="P4">Perhaps, it's a bug in dendropy. The workaround is to reload the trees before each call to symmetric_difference, as such:</text:p>
          <text:p text:style-name="P4">&gt;&gt;&gt; tree1 = dendropy.Tree.get_from_path("tree1.tree","newick")</text:p>
          <text:p text:style-name="P4">&gt;&gt;&gt; tree2 = dendropy.Tree.get_from_path("tree2.tree","newick")</text:p>
          <text:p text:style-name="P4">&gt;&gt;&gt; tree1.symmetric_difference(tree2)</text:p>
          <text:p text:style-name="P4">2</text:p>
          <text:p text:style-name="P4">&gt;&gt;&gt; tree1 = dendropy.Tree.get_from_path("tree1.tree","newick")</text:p>
          <text:p text:style-name="P4">&gt;&gt;&gt; tree2 = dendropy.Tree.get_from_path("tree2.tree","newick")</text:p>
          <text:p text:style-name="P4">&gt;&gt;&gt; tree2.symmetric_difference(tree1)</text:p>
          <text:p text:style-name="P4">2</text:p>
        </text:list-item>
        <text:list-item>
          <text:p text:style-name="P4">Exchanging the order in one algorithm also affects results of other two algorithms. Perhaps, the tree structure is changed after using the algorithms. The safest way is always reloading the tree each time one wishes to use the algorithm for compari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19:11:35</meta:creation-date>
    <dc:date>2013-12-15T20:27:38</dc:date>
    <meta:editing-duration>PT1H4M9S</meta:editing-duration>
    <meta:editing-cycles>8</meta:editing-cycles>
    <meta:generator>LibreOffice/3.5$Linux_x86 LibreOffice_project/350m1$Build-2</meta:generator>
    <meta:document-statistic meta:table-count="1" meta:image-count="0" meta:object-count="0" meta:page-count="2" meta:paragraph-count="77" meta:word-count="424" meta:character-count="4291" meta:non-whitespace-character-count="3951"/>
  </office:meta>
</office:document-meta>
</file>